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size="10pt"/>
    </style:style>
    <style:style style:name="T5" style:family="text">
      <style:text-properties style:font-name="Verdana1" fo:font-size="14pt"/>
    </style:style>
    <style:style style:name="T6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7" style:family="text">
      <style:text-properties style:font-name="Verdana1" style:text-underline-style="solid" style:text-underline-width="auto" style:text-underline-color="font-color" fo:font-weight="bold"/>
    </style:style>
    <style:style style:name="T8" style:family="text">
      <style:text-properties style:font-name="Verdana1" fo:font-size="12pt"/>
    </style:style>
    <style:style style:name="T9" style:family="text">
      <style:text-properties fo:font-size="14pt" fo:font-weight="bold"/>
    </style:style>
    <style:style style:name="T10" style:family="text">
      <style:text-properties style:font-name="Comic Sans MS" fo:font-size="14pt"/>
    </style:style>
    <style:style style:name="T11" style:family="text">
      <style:text-properties style:font-name="Comic Sans MS" fo:font-size="10pt"/>
    </style:style>
    <style:style style:name="T12" style:family="text">
      <style:text-properties fo:color="#800000" style:font-name="Verdana1"/>
    </style:style>
    <style:style style:name="T13" style:family="text">
      <style:text-properties fo:color="#800000" style:font-name="Verdana1" fo:font-size="14pt" fo:font-weight="bold"/>
    </style:style>
    <style:style style:name="T14" style:family="text">
      <style:text-properties fo:color="#800000" style:font-name="Verdana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mbalaya </text:p>
      <text:p text:style-name="Standard"/>
      <text:p text:style-name="Standard">This is a spicy rice dish I have seen made a zillion different ways. Some are very complicated, some seem to have several types of meat and seafood in it, most all use white rice. I have come up with my own version of this meal that I would like to think is pretty easy. I usually try and cook the rice early in the day so when dinner time comes around this meal goes together very quickly. <text:line-break/><text:line-break/>One common thing these recipes have is the fact that this dish is hot.. So you can add or take away spices depending on what you like.<text:line-break/><text:line-break/>The sausage used in this recipe is link type sausage similar to kielbasa. I buy a brand at Costco called Louisiana Hot Links. I like them because they are hot! But if you are not a fan of hot food you can buy any other type of sausage you would like. The amount of meat I give in the recipe is something that you can adjust easily. You don’t have to have a lot of meat for this dish. </text:p>
      <text:p text:style-name="Standard"/>
      <text:p text:style-name="Standard"/>
      <text:p text:style-name="Standard"><text:span text:style-name="T1">Jambalaya</text:span> <text:line-break/><text:line-break/>4T olive oil<text:line-break/>8 oz link sausage, cut in quarters<text:line-break/>½ to ¾ lb chicken boneless, skinless chicken, cut into bite size pieces<text:line-break/>1 medium onion, diced<text:line-break/>½ a green pepper, or several small mini peppers, sliced<text:line-break/>1 ½ t minced garlic<text:line-break/>1 – 14oz can diced tomatoes<text:line-break/>½ t red pepper flakes<text:line-break/>½ t pepper<text:line-break/>1t hot pepper sauce (such as the brand Tabasco), you can use less if you don’t want the dish to be hot<text:line-break/>5 cups cooked brown rice<text:line-break/><text:line-break/>In a large frying pan heat olive oil until hot. Add sausage, chicken, onion, peppers and garlic. Cook this until the chicken is done and the veggies are tender. <text:line-break/><text:line-break/>Add tomatoes, pepper flakes, pepper and hot pepper sauce. Stir to combine ingredients. <text:line-break/><text:line-break/>Now add rice and stir. Taste, and add salt to your liking. <text:line-break/><text:line-break/>Serve with a green salad and enjoy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17:04.65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3" meta:word-count="330" meta:character-count="1692"/>
  </office:meta>
</office:document-meta>
</file>